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0.4154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9161in"/>
    </style:style>
    <style:style style:name="co5" style:family="table-column">
      <style:table-column-properties fo:break-before="auto" style:column-width="3.0929in"/>
    </style:style>
    <style:style style:name="co6" style:family="table-column">
      <style:table-column-properties fo:break-before="auto" style:column-width="1.0118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354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9.4063in"/>
    </style:style>
    <style:style style:name="co11" style:family="table-column">
      <style:table-column-properties fo:break-before="auto" style:column-width="0.3937in"/>
    </style:style>
    <style:style style:name="co12" style:family="table-column">
      <style:table-column-properties fo:break-before="auto" style:column-width="0.4591in"/>
    </style:style>
    <style:style style:name="co13" style:family="table-column">
      <style:table-column-properties fo:break-before="auto" style:column-width="0.6445in"/>
    </style:style>
    <style:style style:name="co14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0.2634in"/>
    </style:style>
    <style:style style:name="co16" style:family="table-column">
      <style:table-column-properties fo:break-before="auto" style:column-width="0.35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382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Footprint</text:p>
          </table:table-cell>
          <table:table-cell office:value-type="string" calcext:value-type="string">
            <text:p>Number Needed</text:p>
          </table:table-cell>
          <table:table-cell office:value-type="string" calcext:value-type="string">
            <text:p>Price @ 1</text:p>
          </table:table-cell>
          <table:table-cell office:value-type="string" calcext:value-type="string">
            <text:p>Price @ 100</text:p>
          </table:table-cell>
          <table:table-cell office:value-type="string" calcext:value-type="string">
            <text:p>Total @ 1</text:p>
          </table:table-cell>
          <table:table-cell office:value-type="string" calcext:value-type="string">
            <text:p>Total @ 10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@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tals@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s</text:p>
          </table:table-cell>
          <table:table-cell office:value-type="string" calcext:value-type="string">
            <text:p>@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1,C4</text:p>
          </table:table-cell>
          <table:table-cell/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apacitors_SMD:C_1206_HandSoldering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35" calcext:value-type="float">
            <text:p>0.035</text:p>
          </table:table-cell>
          <table:table-cell table:formula="of:=([.F2]*[.G2])" office:value-type="currency" office:currency="USD" office:value="0.3" calcext:value-type="currency">
            <text:p>$0.30</text:p>
          </table:table-cell>
          <table:table-cell table:formula="of:=([.F2]*[.H2])" office:value-type="currency" office:currency="USD" office:value="0.07" calcext:value-type="currency">
            <text:p>$0.07</text:p>
          </table:table-cell>
          <table:table-cell office:value-type="string" calcext:value-type="string">
            <text:p>http://www.mouser.com/ProductDetail/Kemet/C1206C105M3RACTU/?qs=sGAEpiMZZMs0AnBnWHyRQF9UlR6G5k34PtAkPbBgWQA%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,C3,C5</text:p>
          </table:table-cell>
          <table:table-cell/>
          <table:table-cell office:value-type="string" calcext:value-type="string">
            <text:p>.1uF</text:p>
          </table:table-cell>
          <table:table-cell/>
          <table:table-cell office:value-type="string" calcext:value-type="string">
            <text:p>Capacitors_SMD:C_08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19" calcext:value-type="float">
            <text:p>0.019</text:p>
          </table:table-cell>
          <table:table-cell table:formula="of:=([.F3]*[.G3])" office:value-type="currency" office:currency="USD" office:value="0.3" calcext:value-type="currency">
            <text:p>$0.30</text:p>
          </table:table-cell>
          <table:table-cell table:formula="of:=([.F3]*[.H3])" office:value-type="currency" office:currency="USD" office:value="0.057" calcext:value-type="currency">
            <text:p>$0.06</text:p>
          </table:table-cell>
          <table:table-cell office:value-type="string" calcext:value-type="string">
            <text:p>http://www.mouser.com/ProductDetail/Kemet/C0805C104K5RACTU/?qs=sGAEpiMZZMs0AnBnWHyRQFCCI5cSbRT%2fPJnH450Mpoc%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iodes_SMD:SOD-12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6" calcext:value-type="float">
            <text:p>0.06</text:p>
          </table:table-cell>
          <table:table-cell table:formula="of:=([.F4]*[.G4])" office:value-type="currency" office:currency="USD" office:value="0.16" calcext:value-type="currency">
            <text:p>$0.16</text:p>
          </table:table-cell>
          <table:table-cell table:formula="of:=([.F4]*[.H4])" office:value-type="currency" office:currency="USD" office:value="0.06" calcext:value-type="currency">
            <text:p>$0.06</text:p>
          </table:table-cell>
          <table:table-cell office:value-type="string" calcext:value-type="string">
            <text:p>http://www.mouser.com/ProductDetail/Vishay-Semiconductors/1N4148W-E3-08/?qs=sGAEpiMZZMtoHjESLttvkjs26zymxl2F%2f%2f5Ai0uPFO0%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2N3904</text:p>
          </table:table-cell>
          <table:table-cell/>
          <table:table-cell office:value-type="string" calcext:value-type="string">
            <text:p>Transistors_SMD:sot23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table:formula="of:=([.F5]*[.G5])" office:value-type="currency" office:currency="USD" office:value="0.15" calcext:value-type="currency">
            <text:p>$0.15</text:p>
          </table:table-cell>
          <table:table-cell table:formula="of:=([.F5]*[.H5])" office:value-type="currency" office:currency="USD" office:value="0.04" calcext:value-type="currency">
            <text:p>$0.04</text:p>
          </table:table-cell>
          <table:table-cell office:value-type="string" calcext:value-type="string">
            <text:p>http://www.mouser.com/Search/ProductDetail.aspx?R=CR0805-FX-4701GLFvirtualkey65210000virtualkey652-CR0805-FX4701GLF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My_Library:R_08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table:formula="of:=([.F6]*[.G6])" office:value-type="currency" office:currency="USD" office:value="0.1" calcext:value-type="currency">
            <text:p>$0.10</text:p>
          </table:table-cell>
          <table:table-cell table:formula="of:=([.F6]*[.H6])" office:value-type="currency" office:currency="USD" office:value="0.018" calcext:value-type="currency">
            <text:p>$0.0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My_Library:R_08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table:formula="of:=([.F7]*[.G7])" office:value-type="currency" office:currency="USD" office:value="0.1" calcext:value-type="currency">
            <text:p>$0.10</text:p>
          </table:table-cell>
          <table:table-cell table:formula="of:=([.F7]*[.H7])" office:value-type="currency" office:currency="USD" office:value="0.018" calcext:value-type="currency">
            <text:p>$0.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,R4,R5</text:p>
          </table:table-cell>
          <table:table-cell/>
          <table:table-cell office:value-type="string" calcext:value-type="string">
            <text:p>4.7K</text:p>
          </table:table-cell>
          <table:table-cell/>
          <table:table-cell office:value-type="string" calcext:value-type="string">
            <text:p>My_Library:R_08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table:formula="of:=([.F8]*[.G8])" office:value-type="currency" office:currency="USD" office:value="0.3" calcext:value-type="currency">
            <text:p>$0.30</text:p>
          </table:table-cell>
          <table:table-cell table:formula="of:=([.F8]*[.H8])" office:value-type="currency" office:currency="USD" office:value="0.054" calcext:value-type="currency">
            <text:p>$0.05</text:p>
          </table:table-cell>
          <table:table-cell office:value-type="string" calcext:value-type="string">
            <text:p>http://www.mouser.com/Search/ProductDetail.aspx?R=CR0805-FX-4701GLFvirtualkey65210000virtualkey652-CR0805-FX4701G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MCP4725</text:p>
          </table:table-cell>
          <table:table-cell/>
          <table:table-cell office:value-type="string" calcext:value-type="string">
            <text:p>SMD_Packages:SOT-23-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3" calcext:value-type="float">
            <text:p>0.73</text:p>
          </table:table-cell>
          <table:table-cell table:formula="of:=([.F9]*[.G9])" office:value-type="currency" office:currency="USD" office:value="1.06" calcext:value-type="currency">
            <text:p>$1.06</text:p>
          </table:table-cell>
          <table:table-cell table:formula="of:=([.F9]*[.H9])" office:value-type="currency" office:currency="USD" office:value="0.73" calcext:value-type="currency">
            <text:p>$0.73</text:p>
          </table:table-cell>
          <table:table-cell office:value-type="string" calcext:value-type="string">
            <text:p>http://www.mouser.com/Search/ProductDetail.aspx?R=MCP4725A0T-E%2fCHvirtualkey57940000virtualkey579-MCP4725A0TE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PIC12F1822</text:p>
          </table:table-cell>
          <table:table-cell/>
          <table:table-cell office:value-type="string" calcext:value-type="string">
            <text:p>SMD_Packages:SOIC-8-W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3" calcext:value-type="float">
            <text:p>0.83</text:p>
          </table:table-cell>
          <table:table-cell table:formula="of:=([.F10]*[.G10])" office:value-type="currency" office:currency="USD" office:value="1.2" calcext:value-type="currency">
            <text:p>$1.20</text:p>
          </table:table-cell>
          <table:table-cell table:formula="of:=([.F10]*[.H10])" office:value-type="currency" office:currency="USD" office:value="0.83" calcext:value-type="currency">
            <text:p>$0.83</text:p>
          </table:table-cell>
          <table:table-cell office:value-type="string" calcext:value-type="string">
            <text:p>http://www.mouser.com/Search/ProductDetail.aspx?R=PIC12F1822-I%2fSNvirtualkey57940000virtualkey579-PIC12F1822-I%2fS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LDK220</text:p>
          </table:table-cell>
          <table:table-cell/>
          <table:table-cell office:value-type="string" calcext:value-type="string">
            <text:p>Housings_SOT-23_SOT-143_TSOT-6:SOT-23-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formula="of:=([.F11]*[.G11])" office:value-type="currency" office:currency="USD" office:value="0.6" calcext:value-type="currency">
            <text:p>$0.60</text:p>
          </table:table-cell>
          <table:table-cell table:formula="of:=([.F11]*[.H11])" office:value-type="currency" office:currency="USD" office:value="0.3" calcext:value-type="currency">
            <text:p>$0.30</text:p>
          </table:table-cell>
          <table:table-cell office:value-type="string" calcext:value-type="string">
            <text:p>http://www.mouser.com/Search/ProductDetail.aspx?R=LDK220C50Rvirtualkey51120000virtualkey511-LDK220C50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ard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2.2" calcext:value-type="currency">
            <text:p>$2.20</text:p>
          </table:table-cell>
          <table:table-cell office:value-type="currency" office:currency="USD" office:value="1.32" calcext:value-type="currency">
            <text:p>$1.32</text:p>
          </table:table-cell>
          <table:table-cell office:value-type="float" office:value="2.2" calcext:value-type="float">
            <text:p>2.2</text:p>
          </table:table-cell>
          <table:table-cell office:value-type="float" office:value="1.32" calcext:value-type="float">
            <text:p>1.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ssembly</text:p>
          </table:table-cell>
          <table:table-cell office:value-type="string" calcext:value-type="string">
            <text:p>Time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Component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SUM([.I2:.I12])" office:value-type="currency" office:currency="USD" office:value="6.47" calcext:value-type="currency">
            <text:p>$6.47</text:p>
          </table:table-cell>
          <table:table-cell table:formula="of:=SUM([.J2:.J12])" office:value-type="currency" office:currency="USD" office:value="3.497" calcext:value-type="currency">
            <text:p>$3.50</text:p>
          </table:table-cell>
          <table:table-cell office:value-type="float" office:value="3.497" calcext:value-type="float">
            <text:p>3.497</text:p>
          </table:table-cell>
          <table:table-cell table:number-columns-repeated="9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4"/>
          <table:table-cell office:value-type="string" calcext:value-type="string">
            <text:p>Small Batch Assemble for 100 boards panels of 10</text:p>
          </table:table-cell>
          <table:table-cell/>
          <table:table-cell office:value-type="float" office:value="7.24" calcext:value-type="float">
            <text:p>7.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is</text:p>
          </table:table-cell>
          <table:table-cell office:value-type="float" office:value="7.24" calcext:value-type="float">
            <text:p>7.24</text:p>
          </table:table-cell>
          <table:table-cell table:number-columns-repeated="5"/>
        </table:table-row>
        <table:table-row table:style-name="ro2" table:number-rows-repeated="1048557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0T19:24:36.919000000</dc:date>
    <meta:document-statistic meta:table-count="1" meta:cell-count="130" meta:object-count="0"/>
    <meta:generator>LibreOffice/4.1.4.2$Windows_x86 LibreOffice_project/0a0440ccc0227ad9829de5f46be37cfb6edcf72</meta:generator>
  </office:meta>
</office:document-meta>
</file>